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e59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float" office:value="9" table:number-columns-spanned="2" table:number-rows-spanned="1" table:style-name="ce5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7">
            <text:p>10</text:p>
          </table:table-cell>
          <table:covered-table-cell/>
          <table:table-cell office:value-type="float" office:value="9" table:number-columns-spanned="2" table:number-rows-spanned="1" table:style-name="ce5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Arduino</text:p>
          </table:table-cell>
          <table:table-cell table:number-columns-repeated="1634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table:number-columns-repeated="2" table:style-name="ce1"/>
          <table:table-cell office:value-type="string" table:style-name="ce1">
            <text:p>ds</text:p>
          </table:table-cell>
          <table:table-cell table:number-columns-repeated="16347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float" office:value="7" table:style-name="ce1">
            <text:p>7</text:p>
          </table:table-cell>
          <table:table-cell table:number-columns-repeated="1634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2" table:style-name="ce1">
            <text:p>2</text:p>
          </table:table-cell>
          <table:table-cell table:number-columns-repeated="1634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3" table:style-name="ce1">
            <text:p>3</text:p>
          </table:table-cell>
          <table:table-cell table:number-columns-repeated="16349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3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4"/>
          <table:table-cell table:style-name="ce45"/>
          <table:table-cell table:style-name="ce46"/>
          <table:table-cell table:number-columns-repeated="6" table:style-name="ce45"/>
          <table:table-cell office:value-type="float" office:value="14" table:style-name="ce45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2" table:style-name="ce45">
            <text:p>12</text:p>
          </table:table-cell>
          <table:table-cell office:value-type="float" office:value="11" table:style-name="ce48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49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49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0"/>
          <table:table-cell table:number-columns-repeated="20" table:style-name="ce51"/>
          <table:table-cell table:style-name="ce5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8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59">
            <text:p>--</text:p>
          </table:table-cell>
          <table:table-cell office:value-type="string" table:style-name="ce59">
            <text:p>--</text:p>
          </table:table-cell>
          <table:table-cell office:value-type="string" table:style-name="ce1">
            <text:p>12V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9" table:style-name="ce1"/>
          <table:table-cell office:value-type="string" table:style-name="ce1">
            <text:p>Opto</text:p>
          </table:table-cell>
          <table:table-cell office:value-type="string" table:style-name="ce1">
            <text:p>3V-12V</text:p>
          </table:table-cell>
          <table:table-cell table:number-columns-repeated="16351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59">
            <text:p>--</text:p>
          </table:table-cell>
          <table:table-cell office:value-type="string" table:style-name="ce1">
            <text:p>12V</text:p>
          </table:table-cell>
          <table:table-cell table:number-columns-repeated="19" table:style-name="ce1"/>
          <table:table-cell office:value-type="string" table:style-name="ce1">
            <text:p>Encoder</text:p>
          </table:table-cell>
          <table:table-cell office:value-type="string" table:style-name="ce59">
            <text:p>-12V</text:p>
          </table:table-cell>
          <table:table-cell table:number-columns-repeated="16351"/>
        </table:table-row>
        <table:table-row table:number-rows-repeated="1048533" table:style-name="ro1">
          <table:table-cell table:number-columns-repeated="16384"/>
        </table:table-row>
      </table:table>
      <table:table table:name="Due_pin_mapping" table:style-name="ta1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29">
            <text:p>PWM7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1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1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niel</dc:creator>
    <meta:creation-date>2020-08-03T21:53:38Z</meta:creation-date>
    <dc:date>2021-02-12T20:27:03Z</dc:date>
    <meta:editing-cycles>4</meta:editing-cycles>
    <meta:editing-duration>PT245963S</meta:editing-duration>
  </office:meta>
</office:document-meta>
</file>